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45%" fo:margin-top="0cm" fo:margin-bottom="0cm" style:writing-mode="lr-tb"/>
    </style:style>
    <style:style style:name="T1_1" style:family="text">
      <style:text-properties fo:font-size="13pt" style:font-size-asian="13pt" style:font-size-complex="13pt"/>
    </style:style>
    <style:style style:name="T1_2" style:family="text">
      <style:text-properties fo:font-size="13pt" style:font-size-asian="13pt" style:font-size-complex="13pt"/>
    </style:style>
    <style:style style:name="T1_3" style:family="text">
      <style:text-properties fo:font-size="13pt" style:font-size-asian="13pt" style:font-size-complex="13pt"/>
    </style:style>
    <style:style style:name="T1_4" style:family="text">
      <style:text-properties fo:font-size="13pt" style:font-size-asian="13pt" style:font-size-complex="13pt"/>
    </style:style>
    <style:style style:name="T1_5" style:family="text">
      <style:text-properties fo:font-size="13pt" style:font-size-asian="13pt" style:font-size-complex="13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r3ksnxt0bwzr"/><text:bookmark-end text:name="h.r3ksnxt0bwzr"/><text:span text:style-name="T1_1">DPCS</text:span><text:span text:style-name="T1_2"><text:s/>-<text:s/></text:span><text:span text:style-name="T1_3">use</text:span><text:span text:style-name="T1_4"><text:s/></text:span><text:span text:style-name="T1_5">cases</text:span></text:h>
      <text:p text:style-name="P2"/>
      <text:list text:style-name="LS1" xml:id="list0">
        <text:list-item>
          <text:p text:style-name="P3"><text:span text:style-name="T3_1">User</text:span><text:span text:style-name="T3_2"><text:s/></text:span><text:span text:style-name="T3_3">doesn</text:span><text:span text:style-name="T3_4">’</text:span><text:span text:style-name="T3_5">t</text:span><text:span text:style-name="T3_6"><text:s/></text:span><text:span text:style-name="T3_7">have</text:span><text:span text:style-name="T3_8"><text:s/></text:span><text:span text:style-name="T3_9">required</text:span><text:span text:style-name="T3_10"><text:s/></text:span><text:span text:style-name="T3_11">software</text:span><text:span text:style-name="T3_12">:</text:span></text:p>
        </text:list-item>
      </text:list>
      <text:list text:style-name="LS2" xml:id="list1">
        <text:list-item>
          <text:p text:style-name="P4"><text:span text:style-name="T4_1">example</text:span><text:span text:style-name="T4_2">:<text:s/></text:span><text:span text:style-name="T4_3">while</text:span><text:span text:style-name="T4_4"><text:s/></text:span><text:span text:style-name="T4_5">coding</text:span><text:span text:style-name="T4_6"><text:s/></text:span><text:span text:style-name="T4_7">software</text:span><text:span text:style-name="T4_8"><text:s/></text:span><text:span text:style-name="T4_9">engineer</text:span><text:span text:style-name="T4_10"><text:s/></text:span><text:span text:style-name="T4_11">needs</text:span><text:span text:style-name="T4_12"><text:s/></text:span><text:span text:style-name="T4_13">python</text:span><text:span text:style-name="T4_14">3<text:s/></text:span><text:span text:style-name="T4_15">but</text:span><text:span text:style-name="T4_16"><text:s/></text:span><text:span text:style-name="T4_17">has</text:span><text:span text:style-name="T4_18"><text:s/></text:span><text:span text:style-name="T4_19">python</text:span><text:span text:style-name="T4_20">2.</text:span></text:p>
        </text:list-item>
        <text:list-item>
          <text:p text:style-name="P5"><text:span text:style-name="T5_1">solution</text:span><text:span text:style-name="T5_2">:<text:s/></text:span><text:span text:style-name="T5_3">install</text:span><text:span text:style-name="T5_4"><text:s/></text:span><text:span text:style-name="T5_5">required</text:span><text:span text:style-name="T5_6"><text:s/></text:span><text:span text:style-name="T5_7">software</text:span></text:p>
        </text:list-item>
        <text:list-item>
          <text:p text:style-name="P6"><text:span text:style-name="T6_1">for</text:span><text:span text:style-name="T6_2"><text:s/></text:span><text:span text:style-name="T6_3">whom</text:span><text:span text:style-name="T6_4">:<text:s/></text:span><text:span text:style-name="T6_5">all</text:span><text:span text:style-name="T6_6"><text:s/></text:span><text:span text:style-name="T6_7">ubuntu</text:span><text:span text:style-name="T6_8"><text:s/></text:span><text:span text:style-name="T6_9">users</text:span></text:p>
        </text:list-item>
      </text:list>
      <text:p text:style-name="P7"><text:span text:style-name="T7_1"><text:tab/></text:span></text:p>
      <text:list text:style-name="LS1" xml:id="list4" text:continue-list="list0">
        <text:list-item>
          <text:p text:style-name="P8"><text:span text:style-name="T8_1">User</text:span><text:span text:style-name="T8_2"><text:s/></text:span><text:span text:style-name="T8_3">have</text:span><text:span text:style-name="T8_4"><text:s/></text:span><text:span text:style-name="T8_5">some</text:span><text:span text:style-name="T8_6"><text:s/></text:span><text:span text:style-name="T8_7">problem</text:span><text:span text:style-name="T8_8"><text:s/></text:span><text:span text:style-name="T8_9">with</text:span><text:span text:style-name="T8_10"><text:s/></text:span><text:span text:style-name="T8_11">hardware</text:span></text:p>
        </text:list-item>
      </text:list>
      <text:list text:style-name="LS3" xml:id="list5">
        <text:list-item>
          <text:p text:style-name="P9"><text:span text:style-name="T9_1">example</text:span><text:span text:style-name="T9_2">:<text:s/></text:span><text:span text:style-name="T9_3">user</text:span><text:span text:style-name="T9_4"><text:s/></text:span><text:span text:style-name="T9_5">swap</text:span><text:span text:style-name="T9_6"><text:s/></text:span><text:span text:style-name="T9_7">is</text:span><text:span text:style-name="T9_8"><text:s/></text:span><text:span text:style-name="T9_9">overloaded</text:span></text:p>
        </text:list-item>
        <text:list-item>
          <text:p text:style-name="P10"><text:span text:style-name="T10_1">solution</text:span><text:span text:style-name="T10_2">:<text:s/></text:span><text:span text:style-name="T10_3">kill</text:span><text:span text:style-name="T10_4"><text:s/></text:span><text:span text:style-name="T10_5">process</text:span><text:span text:style-name="T10_6"><text:s/></text:span><text:span text:style-name="T10_7">which</text:span><text:span text:style-name="T10_8"><text:s/></text:span><text:span text:style-name="T10_9">takes</text:span><text:span text:style-name="T10_10"><text:s/></text:span><text:span text:style-name="T10_11">more</text:span><text:span text:style-name="T10_12"><text:s/></text:span><text:span text:style-name="T10_13">memory</text:span><text:span text:style-name="T10_14"><text:s/></text:span><text:span text:style-name="T10_15">than</text:span><text:span text:style-name="T10_16"><text:s/></text:span><text:span text:style-name="T10_17">others</text:span></text:p>
        </text:list-item>
        <text:list-item>
          <text:p text:style-name="P11"><text:span text:style-name="T11_1">for</text:span><text:span text:style-name="T11_2"><text:s/></text:span><text:span text:style-name="T11_3">whom</text:span><text:span text:style-name="T11_4">:<text:s/></text:span><text:span text:style-name="T11_5">user</text:span><text:span text:style-name="T11_6"><text:s/></text:span><text:span text:style-name="T11_7">who</text:span><text:span text:style-name="T11_8"><text:s/></text:span><text:span text:style-name="T11_9">never</text:span><text:span text:style-name="T11_10"><text:s/></text:span><text:span text:style-name="T11_11">heard</text:span><text:span text:style-name="T11_12"><text:s/></text:span><text:span text:style-name="T11_13">about</text:span><text:span text:style-name="T11_14"><text:s/></text:span><text:span text:style-name="T11_15">swap</text:span><text:span text:style-name="T11_16">,<text:s/></text:span><text:span text:style-name="T11_17">kernel</text:span><text:span text:style-name="T11_18"><text:s/></text:span><text:span text:style-name="T11_19">or</text:span><text:span text:style-name="T11_20"><text:s/></text:span><text:span text:style-name="T11_21">memory</text:span></text:p>
        </text:list-item>
      </text:list>
      <text:p text:style-name="P12"/>
      <text:list text:style-name="LS1" xml:id="list8" text:continue-list="list0">
        <text:list-item>
          <text:p text:style-name="P13"><text:span text:style-name="T13_1">User</text:span><text:span text:style-name="T13_2"><text:s/></text:span><text:span text:style-name="T13_3">make</text:span><text:span text:style-name="T13_4"><text:s/></text:span><text:span text:style-name="T13_5">some</text:span><text:span text:style-name="T13_6"><text:s/></text:span><text:span text:style-name="T13_7">typo</text:span><text:span text:style-name="T13_8"><text:s/></text:span><text:span text:style-name="T13_9">in</text:span><text:span text:style-name="T13_10"><text:s/></text:span><text:span text:style-name="T13_11">console</text:span></text:p>
        </text:list-item>
      </text:list>
      <text:list text:style-name="LS4" xml:id="list9">
        <text:list-item>
          <text:p text:style-name="P14"><text:span text:style-name="T14_1">example</text:span><text:span text:style-name="T14_2">:<text:s/>“</text:span><text:span text:style-name="T14_3">sudo</text:span><text:span text:style-name="T14_4"><text:s/></text:span><text:span text:style-name="T14_5">atp</text:span><text:span text:style-name="T14_6">-</text:span><text:span text:style-name="T14_7">get</text:span><text:span text:style-name="T14_8">”<text:s/></text:span><text:span text:style-name="T14_9">instead</text:span><text:span text:style-name="T14_10"><text:s/></text:span><text:span text:style-name="T14_11">of</text:span><text:span text:style-name="T14_12"><text:s/>“</text:span><text:span text:style-name="T14_13">sudo</text:span><text:span text:style-name="T14_14"><text:s/></text:span><text:span text:style-name="T14_15">apt</text:span><text:span text:style-name="T14_16">-</text:span><text:span text:style-name="T14_17">get</text:span><text:span text:style-name="T14_18">”</text:span></text:p>
        </text:list-item>
        <text:list-item>
          <text:p text:style-name="P15"><text:span text:style-name="T15_1">solution</text:span><text:span text:style-name="T15_2">:<text:s/></text:span><text:span text:style-name="T15_3">run</text:span><text:span text:style-name="T15_4"><text:s/></text:span><text:span text:style-name="T15_5">command</text:span><text:span text:style-name="T15_6"><text:s/></text:span><text:span text:style-name="T15_7">again</text:span><text:span text:style-name="T15_8"><text:s/></text:span><text:span text:style-name="T15_9">without</text:span><text:span text:style-name="T15_10"><text:s/></text:span><text:span text:style-name="T15_11">typo</text:span></text:p>
        </text:list-item>
        <text:list-item>
          <text:p text:style-name="P16"><text:span text:style-name="T16_1">for</text:span><text:span text:style-name="T16_2"><text:s/></text:span><text:span text:style-name="T16_3">whom</text:span><text:span text:style-name="T16_4">:<text:s/></text:span><text:span text:style-name="T16_5">all</text:span><text:span text:style-name="T16_6"><text:s/></text:span><text:span text:style-name="T16_7">users</text:span></text:p>
        </text:list-item>
      </text:list>
      <text:p text:style-name="P17"/>
      <text:list text:style-name="LS1" xml:id="list12" text:continue-list="list0">
        <text:list-item>
          <text:p text:style-name="P18"><text:span text:style-name="T18_1">Update</text:span><text:span text:style-name="T18_2"><text:s/></text:span><text:span text:style-name="T18_3">failed</text:span></text:p>
        </text:list-item>
      </text:list>
      <text:list text:style-name="LS5" xml:id="list13">
        <text:list-item>
          <text:p text:style-name="P19"><text:span text:style-name="T19_1">example</text:span><text:span text:style-name="T19_2">:<text:s/></text:span><text:span text:style-name="T19_3">repository</text:span><text:span text:style-name="T19_4"><text:s/></text:span><text:span text:style-name="T19_5">address</text:span><text:span text:style-name="T19_6"><text:s/></text:span><text:span text:style-name="T19_7">changed</text:span><text:span text:style-name="T19_8"><text:s/></text:span><text:span text:style-name="T19_9">and</text:span><text:span text:style-name="T19_10"><text:s/></text:span><text:span text:style-name="T19_11">computer</text:span><text:span text:style-name="T19_12"><text:s/></text:span><text:span text:style-name="T19_13">doesn</text:span><text:span text:style-name="T19_14">’</text:span><text:span text:style-name="T19_15">t</text:span><text:span text:style-name="T19_16"><text:s/></text:span><text:span text:style-name="T19_17">know</text:span><text:span text:style-name="T19_18"><text:s/></text:span><text:span text:style-name="T19_19">new</text:span><text:span text:style-name="T19_20"><text:s/></text:span><text:span text:style-name="T19_21">address</text:span></text:p>
        </text:list-item>
        <text:list-item>
          <text:p text:style-name="P20"><text:span text:style-name="T20_1">solution</text:span><text:span text:style-name="T20_2">:<text:s/></text:span><text:span text:style-name="T20_3">find</text:span><text:span text:style-name="T20_4"><text:s/></text:span><text:span text:style-name="T20_5">new</text:span><text:span text:style-name="T20_6"><text:s/></text:span><text:span text:style-name="T20_7">address</text:span></text:p>
        </text:list-item>
        <text:list-item>
          <text:p text:style-name="P21"><text:span text:style-name="T21_1">for</text:span><text:span text:style-name="T21_2"><text:s/></text:span><text:span text:style-name="T21_3">whom</text:span><text:span text:style-name="T21_4">:<text:s/></text:span><text:span text:style-name="T21_5">all</text:span><text:span text:style-name="T21_6"><text:s/></text:span><text:span text:style-name="T21_7">users</text:span></text:p>
        </text:list-item>
      </text:list>
      <text:p text:style-name="P22"/>
      <text:list text:style-name="LS1" xml:id="list16" text:continue-list="list0">
        <text:list-item>
          <text:p text:style-name="P23"><text:span text:style-name="T23_1">Security</text:span><text:span text:style-name="T23_2"><text:s/></text:span><text:span text:style-name="T23_3">problems</text:span></text:p>
        </text:list-item>
      </text:list>
      <text:list text:style-name="LS5" xml:id="list17">
        <text:list-item>
          <text:p text:style-name="P24"><text:span text:style-name="T24_1">example</text:span><text:span text:style-name="T24_2">:<text:s/></text:span><text:span text:style-name="T24_3">system</text:span><text:span text:style-name="T24_4"><text:s/></text:span><text:span text:style-name="T24_5">was</text:span><text:span text:style-name="T24_6"><text:s/></text:span><text:span text:style-name="T24_7">infected</text:span><text:span text:style-name="T24_8"><text:s/></text:span><text:span text:style-name="T24_9">with</text:span><text:span text:style-name="T24_10"><text:s/></text:span><text:span text:style-name="T24_11">malware</text:span></text:p>
        </text:list-item>
        <text:list-item>
          <text:p text:style-name="P25"><text:span text:style-name="T25_1">solution</text:span><text:span text:style-name="T25_2">:<text:s/></text:span><text:span text:style-name="T25_3">remove</text:span><text:span text:style-name="T25_4"><text:s/></text:span><text:span text:style-name="T25_5">the</text:span><text:span text:style-name="T25_6"><text:s/></text:span><text:span text:style-name="T25_7">malware</text:span><text:span text:style-name="T25_8"><text:s/></text:span><text:span text:style-name="T25_9">automatically</text:span><text:span text:style-name="T25_10"><text:s/></text:span><text:span text:style-name="T25_11">or</text:span><text:span text:style-name="T25_12"><text:s/></text:span><text:span text:style-name="T25_13">inform</text:span><text:span text:style-name="T25_14"><text:s/></text:span><text:span text:style-name="T25_15">user</text:span><text:span text:style-name="T25_16"><text:s/></text:span><text:span text:style-name="T25_17">about</text:span><text:span text:style-name="T25_18"><text:s/></text:span><text:span text:style-name="T25_19">suspicious</text:span><text:span text:style-name="T25_20"><text:s/></text:span><text:span text:style-name="T25_21">behavior</text:span><text:span text:style-name="T25_22"><text:s/></text:span><text:span text:style-name="T25_23">and</text:span><text:span text:style-name="T25_24"><text:s/></text:span><text:span text:style-name="T25_25">let</text:span><text:span text:style-name="T25_26"><text:s/></text:span><text:span text:style-name="T25_27">him</text:span><text:span text:style-name="T25_28"><text:s/></text:span><text:span text:style-name="T25_29">decide</text:span></text:p>
        </text:list-item>
        <text:list-item>
          <text:p text:style-name="P26"><text:span text:style-name="T26_1">for</text:span><text:span text:style-name="T26_2"><text:s/></text:span><text:span text:style-name="T26_3">whom</text:span><text:span text:style-name="T26_4">:<text:s/></text:span><text:span text:style-name="T26_5">all</text:span><text:span text:style-name="T26_6"><text:s/></text:span><text:span text:style-name="T26_7">users</text:span></text:p>
        </text:list-item>
      </text:list>
      <text:p text:style-name="P27"/>
      <text:list text:style-name="LS1" xml:id="list20" text:continue-list="list0">
        <text:list-item>
          <text:p text:style-name="P28"><text:span text:style-name="T28_1">Regressions</text:span><text:span text:style-name="T28_2"><text:s/></text:span><text:span text:style-name="T28_3">and</text:span><text:span text:style-name="T28_4"><text:s/></text:span><text:span text:style-name="T28_5">new</text:span><text:span text:style-name="T28_6"><text:s/></text:span><text:span text:style-name="T28_7">bugs</text:span><text:span text:style-name="T28_8"><text:s/></text:span><text:span text:style-name="T28_9">in</text:span><text:span text:style-name="T28_10"><text:s/></text:span><text:span text:style-name="T28_11">new</text:span><text:span text:style-name="T28_12"><text:s/></text:span><text:span text:style-name="T28_13">version</text:span><text:span text:style-name="T28_14"><text:s/></text:span><text:span text:style-name="T28_15">of</text:span><text:span text:style-name="T28_16"><text:s/></text:span><text:span text:style-name="T28_17">packages</text:span></text:p>
        </text:list-item>
      </text:list>
      <text:list text:style-name="LS5" xml:id="list21">
        <text:list-item>
          <text:p text:style-name="P29"><text:span text:style-name="T29_1">Example</text:span><text:span text:style-name="T29_2">:<text:s/></text:span><text:span text:style-name="T29_3">new</text:span><text:span text:style-name="T29_4"><text:s/></text:span><text:span text:style-name="T29_5">version</text:span><text:span text:style-name="T29_6"><text:s/></text:span><text:span text:style-name="T29_7">of</text:span><text:span text:style-name="T29_8"><text:s/></text:span><text:span text:style-name="T29_9">some</text:span><text:span text:style-name="T29_10"><text:s/></text:span><text:span text:style-name="T29_11">package</text:span><text:span text:style-name="T29_12"><text:s/></text:span><text:span text:style-name="T29_13">has</text:span><text:span text:style-name="T29_14"><text:s/></text:span><text:span text:style-name="T29_15">a</text:span><text:span text:style-name="T29_16"><text:s/></text:span><text:span text:style-name="T29_17">bug</text:span><text:span text:style-name="T29_18"><text:s/></text:span><text:span text:style-name="T29_19">which</text:span><text:span text:style-name="T29_20"><text:s/></text:span><text:span text:style-name="T29_21">occurs</text:span><text:span text:style-name="T29_22"><text:s/></text:span><text:span text:style-name="T29_23">only</text:span><text:span text:style-name="T29_24"><text:s/></text:span><text:span text:style-name="T29_25">in</text:span><text:span text:style-name="T29_26"><text:s/></text:span><text:span text:style-name="T29_27">some</text:span><text:span text:style-name="T29_28"><text:s/></text:span><text:span text:style-name="T29_29">specific</text:span><text:span text:style-name="T29_30"><text:s/></text:span><text:span text:style-name="T29_31">circumstances</text:span></text:p>
        </text:list-item>
        <text:list-item>
          <text:p text:style-name="P30"><text:span text:style-name="T30_1">Solution</text:span><text:span text:style-name="T30_2">:<text:s/></text:span><text:span text:style-name="T30_3">DPCS</text:span><text:span text:style-name="T30_4"><text:s/></text:span><text:span text:style-name="T30_5">learns</text:span><text:span text:style-name="T30_6"><text:s/></text:span><text:span text:style-name="T30_7">which</text:span><text:span text:style-name="T30_8"><text:s/></text:span><text:span text:style-name="T30_9">configurations</text:span><text:span text:style-name="T30_10"><text:s/></text:span><text:span text:style-name="T30_11">cause</text:span><text:span text:style-name="T30_12"><text:s/></text:span><text:span text:style-name="T30_13">the</text:span><text:span text:style-name="T30_14"><text:s/></text:span><text:span text:style-name="T30_15">bug</text:span><text:span text:style-name="T30_16"><text:s/></text:span><text:span text:style-name="T30_17">and</text:span><text:span text:style-name="T30_18"><text:s/></text:span><text:span text:style-name="T30_19">informs</text:span><text:span text:style-name="T30_20"><text:s/></text:span><text:span text:style-name="T30_21">developers</text:span><text:span text:style-name="T30_22"><text:s/></text:span><text:span text:style-name="T30_23">about</text:span><text:span text:style-name="T30_24"><text:s/></text:span><text:span text:style-name="T30_25">them</text:span></text:p>
        </text:list-item>
        <text:list-item>
          <text:p text:style-name="P31"><text:span text:style-name="T31_1">for</text:span><text:span text:style-name="T31_2"><text:s/></text:span><text:span text:style-name="T31_3">whom</text:span><text:span text:style-name="T31_4">:<text:s/></text:span><text:span text:style-name="T31_5">developers</text:span><text:span text:style-name="T31_6"><text:s/></text:span><text:span text:style-name="T31_7">of</text:span><text:span text:style-name="T31_8"><text:s/></text:span><text:span text:style-name="T31_9">packages</text:span>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